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5" style:parent-style-name="Normal" style:family="paragraph">
      <style:text-properties fo:language="da" fo:country="DK"/>
    </style:style>
    <style:style style:name="P6" style:parent-style-name="Normal" style:family="paragraph">
      <style:text-properties fo:language="da" fo:country="DK"/>
    </style:style>
    <style:style style:name="P7" style:parent-style-name="Normal" style:family="paragraph">
      <style:text-properties fo:language="da" fo:country="DK"/>
    </style:style>
    <style:style style:name="P8" style:parent-style-name="Normal" style:family="paragraph">
      <style:text-properties fo:language="da" fo:country="DK"/>
    </style:style>
    <style:style style:name="P9" style:parent-style-name="Normal" style:family="paragraph">
      <style:text-properties fo:language="da" fo:country="DK"/>
    </style:style>
    <style:style style:name="P10" style:parent-style-name="Normal" style:family="paragraph">
      <style:text-properties fo:language="da" fo:country="DK"/>
    </style:style>
  </office:automatic-styles>
  <office:body>
    <office:text text:use-soft-page-breaks="true">
      <text:p text:style-name="P1">Krav:</text:p>
      <text:p text:style-name="P5">Vi skal kunne understøtte en kompleks område.</text:p>
      <text:p text:style-name="P6">Klient skal have aktuel brug for softwaren.</text:p>
      <text:p text:style-name="P7">Programmet skal have noget at gøre med organisation, styring, og overvågning.</text:p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Header"><text:span text:style-name="T2">Computer Science</text:span><text:span text:style-name="T3"><text:tab/>Projektmarked &amp; Info</text:span><text:span text:style-name="T4"><text:tab/>06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ld Baka</meta:initial-creator>
    <dc:creator>Cold Baka</dc:creator>
    <meta:creation-date>2018-09-06T09:32:00Z</meta:creation-date>
    <dc:date>2018-09-06T09:32:00Z</dc:date>
    <meta:template xlink:href="Normal" xlink:type="simple"/>
    <meta:editing-cycles>2</meta:editing-cycles>
    <meta:editing-duration>PT60S</meta:editing-duration>
    <meta:document-statistic meta:page-count="1" meta:paragraph-count="1" meta:word-count="26" meta:character-count="176" meta:row-count="1" meta:non-whitespace-character-count="151"/>
  </office:meta>
</office:document-meta>
</file>